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972f" draw:opacity="8%" draw:textarea-horizontal-align="justify" draw:textarea-vertical-align="middle" draw:auto-grow-height="false" fo:min-height="6.756cm" fo:min-width="9.02cm"/>
    </style:style>
    <style:style style:name="gr3" style:family="graphic" style:parent-style-name="standard">
      <style:graphic-properties draw:fill="solid" draw:fill-color="#729fcf" draw:opacity="16%" draw:textarea-horizontal-align="justify" draw:textarea-vertical-align="middle" draw:auto-grow-height="false" fo:min-height="7.294cm" fo:min-width="9.558cm"/>
    </style:style>
    <style:style style:name="gr4" style:family="graphic" style:parent-style-name="standard">
      <style:graphic-properties draw:fill="solid" draw:fill-color="#e16173" draw:opacity="8%" draw:textarea-horizontal-align="justify" draw:textarea-vertical-align="middle" draw:auto-grow-height="false" fo:min-height="6.936cm" fo:min-width="8.482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2.29cm" fo:min-width="3.31cm"/>
    </style:style>
    <style:style style:name="gr6" style:family="graphic" style:parent-style-name="standard">
      <style:graphic-properties draw:stroke="none" draw:marker-start="" draw:fill="none" draw:textarea-horizontal-align="justify" draw:textarea-vertical-align="middle" draw:auto-grow-height="false" fo:min-height="2.036cm" fo:min-width="2.802cm"/>
    </style:style>
    <style:style style:name="gr7" style:family="graphic" style:parent-style-name="standard">
      <style:graphic-properties draw:fill-color="#ffd7d7" draw:textarea-horizontal-align="justify" draw:textarea-vertical-align="middle" draw:auto-grow-height="false" fo:min-height="1.994cm" fo:min-width="22.10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2.29cm" fo:min-width="4.834cm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3.306cm" fo:min-width="7.882cm" fo:wrap-option="wrap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outline1">
      <style:graphic-properties fo:min-height="5.95cm"/>
    </style:style>
    <style:style style:name="pr9" style:family="presentation" style:parent-style-name="Alizarin-subtitle">
      <style:graphic-properties draw:fill="solid" draw:fill-color="#1c1c1c" fo:min-height="12.75cm"/>
    </style:style>
    <style:style style:name="P1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solid" draw:fill-color="#1c1c1c"/>
      <style:text-properties fo:color="#afd095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972f" draw:opacity="8%"/>
      <style:paragraph-properties fo:text-align="center"/>
      <style:text-properties fo:font-size="18pt"/>
    </style:style>
    <style:style style:name="P8" style:family="paragraph">
      <loext:graphic-properties draw:fill="solid" draw:fill-color="#729fcf" draw:opacity="16%"/>
      <style:paragraph-properties fo:text-align="center"/>
      <style:text-properties fo:font-size="18pt"/>
    </style:style>
    <style:style style:name="P9" style:family="paragraph">
      <loext:graphic-properties draw:fill="solid" draw:fill-color="#e16173" draw:opacity="8%"/>
      <style:paragraph-properties fo:text-align="center"/>
      <style:text-properties fo:font-size="18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loext:graphic-properties draw:fill-color="#ffd7d7"/>
      <style:paragraph-properties fo:text-align="center"/>
    </style:style>
    <style:style style:name="P12" style:family="paragraph">
      <style:text-properties style:font-name="FreeMono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dee6ef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afd095" fo:font-weight="bold" style:font-weight-asian="bold" style:font-weight-complex="bold"/>
    </style:style>
    <style:style style:name="T4" style:family="text">
      <style:text-properties fo:color="#afd095" fo:font-weight="normal" style:font-weight-asian="normal" style:font-weight-complex="normal"/>
    </style:style>
    <style:style style:name="T5" style:family="text">
      <style:text-properties fo:color="#afd095" style:font-name="FreeMono" fo:font-weight="normal" style:font-weight-asian="normal" style:font-weight-complex="normal"/>
    </style:style>
    <style:style style:name="T6" style:family="text">
      <style:text-properties fo:font-size="18pt"/>
    </style:style>
    <style:style style:name="T7" style:family="text">
      <style:text-properties fo:font-size="26pt" style:font-size-asian="20pt" style:font-size-complex="20pt"/>
    </style:style>
    <style:style style:name="T8" style:family="text">
      <style:text-properties style:font-name="Free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cripting Languages for Interactive Fiction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Mike Gran</text:p>
            <text:p>Los Angeles, California, USA</text:p>
            <text:p/>
            <text:p>http://lonelycactus.com</text:p>
            <text:p>https://github.com/spk121</text:p>
            <text:p text:style-name="P1"><text:a xlink:href="mailto:mike@lonelycactus.com" xlink:type="simple">mailto:mike@lonelycactus.com</text:a></text:p>
            <text:p text:style-name="P1">gopher://spikycactus.dnsalias.com</text:p>
            <text:p>Twitter @MikeSpike3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end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bout me</text:p>
              </text:list-item>
              <text:list-item>
                <text:p>Interactive fiction and its sub-genres</text:p>
              </text:list-item>
              <text:list-item>
                <text:p>Hypertext Interactive Fiction as an entry point into game development</text:p>
              </text:list-item>
              <text:list-item>
                <text:p>Its importance to queer and underrepresented voices</text:p>
              </text:list-item>
              <text:list-item>
                <text:p>Introducing Twine and Harlowe</text:p>
              </text:list-item>
              <text:list-item>
                <text:p><text:span text:style-name="T1">Aside: templating </text:span><text:span text:style-name="T1">languages</text:span></text:p>
              </text:list-item>
              <text:list-item>
                <text:p>Harlowe as a language</text:p>
              </text:list-item>
              <text:list-item>
                <text:p><text:span text:style-name="T1">Digression: That time I </text:span><text:span text:style-name="T1">wrote an interactive </text:span><text:span text:style-name="T1">fiction in Guile</text:span></text:p>
              </text:list-item>
              <text:list-item>
                <text:p>Opinion: Your introductory language is too complicated</text:p>
              </text:list-item>
              <text:list-item>
                <text:p>Conclusion: Minimalism is empowering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o am I?</text:p>
          </draw:text-box>
        </draw:frame>
        <draw:frame presentation:style-name="pr5" draw:layer="layout" svg:width="25.5cm" svg:height="13cm" svg:x="1cm" svg:y="5.4cm" presentation:class="outline" presentation:user-transformed="true">
          <draw:text-box>
            <text:list text:style-name="L3">
              <text:list-item>
                <text:p>I neglectfully maintain</text:p>
              </text:list-item>
            </text:list>
            <text:list text:style-name="L1">
              <text:list-item>
                <text:p>guile ncurses</text:p>
              </text:list-item>
              <text:list-item>
                <text:p>guile curl</text:p>
              </text:list-item>
              <text:list-item>
                <text:p>guile ispell</text:p>
              </text:list-item>
              <text:list-item>
                <text:p>libzmodem: a ZModem library for BBSs</text:p>
              </text:list-item>
              <text:list-item>
                <text:p>guile-gi: yet another GObject Introspection library</text:p>
              </text:list-item>
            </text:list>
            <text:p/>
            <text:p>I am an expert in</text:p>
            <text:list text:continue-numbering="true" text:style-name="L1">
              <text:list-item>
                <text:p>USA Gov’t standards for software and hardware procurement</text:p>
              </text:list-item>
              <text:list-item>
                <text:p>real-time, embedded C/C++ for low size, weight and power systems</text:p>
              </text:list-item>
              <text:list-item>
                <text:p>rescuing data from obsolete character encodings and file forma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rious Semi-Legal Notices</text:p>
          </draw:text-box>
        </draw:frame>
        <draw:frame presentation:style-name="pr5" draw:text-style-name="P4" draw:layer="layout" svg:width="25.5cm" svg:height="13cm" svg:x="1cm" svg:y="5.5cm" presentation:class="outline">
          <draw:text-box>
            <text:list text:style-name="L3">
              <text:list-item>
                <text:p><text:span text:style-name="T2">The following presentation was </text:span><text:span text:style-name="T2">created without recourse to </text:span><text:span text:style-name="T2">equipment, premises, and </text:span><text:span text:style-name="T2">resources of my employer. <text:s/>It was </text:span><text:span text:style-name="T2">created wholly during unpaid time. </text:span><text:span text:style-name="T2"><text:s/>It does not derive from the </text:span><text:span text:style-name="T2">intellectual property of my </text:span><text:span text:style-name="T2">employer.</text:span></text:p>
              </text:list-item>
              <text:list-item>
                <text:p><text:span text:style-name="T2">Nothing in this presentation is a </text:span><text:span text:style-name="T2">“joint work” or “made for hire” </text:span><text:span text:style-name="T2">under California law.</text:span></text:p>
              </text:list-item>
              <text:list-item>
                <text:p><text:span text:style-name="T2">No opinions expressed or implied </text:span><text:span text:style-name="T2">therein should be considered to be </text:span><text:span text:style-name="T2">the opinions of my employer, <text:s/>the </text:span><text:span text:style-name="T2">United States government, or any </text:span><text:span text:style-name="T2">of its departments.</text:span></text:p>
              </text:list-item>
              <text:list-item>
                <text:p><text:span text:style-name="T2">This presentation is presented </text:span><text:span text:style-name="T2">under a CCSA licens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Interactive Fiction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nteractive fiction is a type of game</text:p>
              </text:list-item>
            </text:list>
            <text:list text:style-name="L4">
              <text:list-item>
                <text:p><text:s/>Text-only or text-dominant</text:p>
              </text:list-item>
              <text:list-item>
                <text:p><text:s/>Focuses on story and puzzles</text:p>
              </text:list-item>
              <text:list-item>
                <text:p><text:s/>Not real time</text:p>
              </text:list-item>
              <text:list-item>
                <text:p><text:s/>Describes a situation then expects the user to make a choice or deci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5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ree sub-genres of interactive fiction</text:p>
          </draw:text-box>
        </draw:frame>
        <draw:frame presentation:style-name="pr8" draw:layer="layout" svg:width="12.443cm" svg:height="6.2cm" svg:x="1cm" svg:y="5.5cm" presentation:class="outline">
          <draw:text-box>
            <text:list text:style-name="L3">
              <text:list-item>
                <text:p>Classic Interactive Fiction</text:p>
                <text:list>
                  <text:list-item>
                    <text:p>Uses text parser for input</text:p>
                  </text:list-item>
                  <text:list-item>
                    <text:p>Usually focuses on object or logic puzzle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3">
              <text:list-item>
                <text:p>Visual novels</text:p>
                <text:list>
                  <text:list-item>
                    <text:p>More graphical</text:p>
                  </text:list-item>
                  <text:list-item>
                    <text:p>Typically presents pictures of characters with associated dialog</text:p>
                  </text:list-item>
                  <text:list-item>
                    <text:p>Usually focuses on dialog and character relationships</text:p>
                  </text:list-item>
                  <text:list-item>
                    <text:p>Uses hyperlinks or mouse interaction as input</text:p>
                  </text:list-item>
                  <text:list-item>
                    <text:p><text:s/></text:p>
                  </text:list-item>
                </text:list>
              </text:list-item>
            </text:list>
          </draw:text-box>
        </draw:frame>
        <draw:frame presentation:style-name="pr8" draw:layer="layout" svg:width="12.443cm" svg:height="6.2cm" svg:x="1cm" svg:y="12.29cm" presentation:class="outline">
          <draw:text-box>
            <text:list text:style-name="L3">
              <text:list-item>
                <text:p>Hypertext Interactive Fiction</text:p>
                <text:list>
                  <text:list-item>
                    <text:p>Uses hyperlinks as input</text:p>
                  </text:list-item>
                  <text:list-item>
                    <text:p>More narrative in styl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assic Interactive Fiction</text:p>
          </draw:text-box>
        </draw:frame>
        <draw:frame presentation:style-name="pr9" draw:text-style-name="P5" draw:layer="layout" svg:width="25.5cm" svg:height="13cm" svg:x="1cm" svg:y="5.5cm" presentation:class="subtitle" presentation:user-transformed="true">
          <draw:text-box>
            <text:p><text:span text:style-name="T3">WEST OF HOUSE</text:span></text:p>
            <text:p><text:span text:style-name="T4">This is an open field west of a white house, with a boarded front door.</text:span></text:p>
            <text:p><text:span text:style-name="T4">There is a small mailbox here.</text:span></text:p>
            <text:p><text:span text:style-name="T4">A rubber mat saying ‘Welcome to Zork!’ lies by the door.</text:span></text:p>
            <text:p><text:span text:style-name="T5">&gt; open door</text:span></text:p>
            <text:p><text:span text:style-name="T4">The door cannot be opened.</text:span></text:p>
            <text:p><text:span text:style-name="T5">&gt; look under mat</text:span></text:p>
            <text:p><text:span text:style-name="T4">There is nothing interesting there.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ypertext Interactive Fic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sual Novel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mportance of Hypertext Interactive Fiction for Underrepresented Voic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re are some easy to find academic studies on LGBTQ Twine games.</text:p>
              </text:list-item>
              <text:list-item>
                <text:p>Of the 2000+ Twine games on itch.io, 100+ are tagged by their authors as LGBT+</text:p>
              </text:list-item>
              <text:list-item>
                <text:p>Games commentators such as Feminist Frequency have highlighted the importance of Twine.</text:p>
              </text:list-item>
              <text:list-item>
                <text:p>Five notable games:</text:p>
                <text:list>
                  <text:list-item>
                    <text:p>Beneath Floes – addresses Nunavut culture</text:p>
                  </text:list-item>
                  <text:list-item>
                    <text:p>Depression Quest – addresses depression</text:p>
                  </text:list-item>
                  <text:list-item>
                    <text:p>The Temple of No – made me laugh</text:p>
                  </text:list-item>
                  <text:list-item>
                    <text:p>Thread (Lucid Thread Games) – addresses veterans and PTSD</text:p>
                  </text:list-item>
                  <text:list-item>
                    <text:p>As Cold as the Grave – more queer romance and magi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gression: NaNoWriM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National Novel Writing Month (NaNoWriMo) is an annual writing event. <text:s/>Thousands of amateur authors pledge to write 50,000 word novels during the month of November.</text:p>
              </text:list-item>
              <text:list-item>
                <text:p>NaNoWriMo hosts group gatherings. Authors meet and write together.</text:p>
              </text:list-item>
              <text:list-item>
                <text:p>TOP NANOWRIMO NOVEL TOPICS</text:p>
              </text:list-item>
              <text:list-item>
                <text:p>1. Magick</text:p>
              </text:list-item>
              <text:list-item>
                <text:p>2. Romance</text:p>
              </text:list-item>
              <text:list-item>
                <text:p>3. Lesbians</text:p>
              </text:list-item>
              <text:list-item>
                <text:p>4. Vampires</text:p>
              </text:list-item>
              <text:list-item>
                <text:p>Most of these novels awful.</text:p>
              </text:list-item>
              <text:list-item>
                <text:p>Who cares! You do you! </text:p>
              </text:list-item>
              <text:list-item>
                <text:p>My “best” novel was about a college student who finds out he’s a robot, and then goes on a road trip of discovery. It was garbage.</text:p>
              </text:list-item>
              <text:list-item>
                <text:p>When anyone can participate, you see different topics!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o Makes Tiny, Personal Gam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o you want to make a game?</text:p>
              </text:list-item>
              <text:list-item>
                <text:p>It will never make any money.</text:p>
              </text:list-item>
              <text:list-item>
                <text:p>Likely, only a couple of friends will play it.</text:p>
              </text:list-item>
              <text:list-item>
                <text:p>Do it anyway.</text:p>
              </text:list-item>
              <text:list-item>
                <text:p>The Enthalpy of Games</text:p>
                <text:list>
                  <text:list-item>
                    <text:p>I have the time and energy do hundreds of hours of free labor</text:p>
                  </text:list-item>
                  <text:list-item>
                    <text:p>I have the skill</text:p>
                  </text:list-item>
                  <text:list-item>
                    <text:p>I have the vision</text:p>
                  </text:list-item>
                  <text:list-item>
                    <text:p>I have the dedication</text:p>
                  </text:list-item>
                </text:list>
              </text:list-item>
              <text:list-item>
                <text:p>H = time + skill + vision + dedication</text:p>
              </text:list-item>
              <text:list-item>
                <text:p>Games that exist have H &gt; H_m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o Makes Tiny, Personal Games?</text:p>
          </draw:text-box>
        </draw:frame>
        <draw:custom-shape draw:style-name="gr2" draw:text-style-name="P7" draw:layer="layout" svg:width="13.462cm" svg:height="9.906cm" svg:x="0.762cm" svg:y="3.81cm">
          <text:p text:style-name="P6"><text:span text:style-name="T6">People with</text:span><text:span text:style-name="T6"><text:line-break/></text:span><text:span text:style-name="T6">a story to t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14.224cm" svg:height="10.668cm" svg:x="9.906cm" svg:y="3.048cm">
          <text:p text:style-name="P6"><text:span text:style-name="T6">People with</text:span></text:p>
          <text:p text:style-name="P6"><text:span text:style-name="T6">coding skil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12.7cm" svg:height="10.16cm" svg:x="5.588cm" svg:y="9.144cm">
          <text:p text:style-name="P6"><text:span text:style-name="T6">People with</text:span></text:p>
          <text:p text:style-name="P6"><text:span text:style-name="T6">time and energ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3.81cm" svg:height="2.54cm" svg:x="10.16cm" svg:y="9.144cm">
          <text:p text:style-name="P6"><text:span text:style-name="T6">Indie</text:span><text:span text:style-name="T6"><text:line-break/></text:span><text:span text:style-name="T6">games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302cm" svg:height="2.286cm" svg:x="10.16cm" svg:y="6.35cm">
          <text:p text:style-name="P6"><text:span text:style-name="T6">Lost</text:span></text:p>
          <text:p text:style-name="P6"><text:span text:style-name="T6">voices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302cm" svg:height="2.286cm" svg:x="7.366cm" svg:y="10.922cm">
          <text:p text:style-name="P6"><text:span text:style-name="T6">Lost</text:span></text:p>
          <text:p text:style-name="P6"><text:span text:style-name="T6">voic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eractive Fiction’s Domain Specific Languag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here are many domain-specific languages created to write interactive fiction</text:p>
              </text:list-item>
              <text:list-item>
                <text:p>The three sub-genres of interactive fiction have evolved separate creation tools</text:p>
              </text:list-item>
              <text:list-item>
                <text:p>Classic Interactive Fiction</text:p>
                <text:list>
                  <text:list-item>
                    <text:p>ADRIFT, INFORM, TADS, GLULX</text:p>
                  </text:list-item>
                </text:list>
              </text:list-item>
              <text:list-item>
                <text:p>Hypertext Interactive Fiction</text:p>
                <text:list>
                  <text:list-item>
                    <text:p>Twine ft Harlowe, Twine ft Ice Cube</text:p>
                  </text:list-item>
                </text:list>
              </text:list-item>
              <text:list-item>
                <text:p>Visual Novels</text:p>
                <text:list>
                  <text:list-item>
                    <text:p>Ren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7">Minimalism for Newbs != Minimalism for Geeks</text:span>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Minimalism for Newbs</text:p>
                <text:list>
                  <text:list-item>
                    <text:p>Easy to learn</text:p>
                  </text:list-item>
                  <text:list-item>
                    <text:p>Easy to understand</text:p>
                  </text:list-item>
                  <text:list-item>
                    <text:p>Easy to fix </text:p>
                  </text:list-item>
                  <text:list-item>
                    <text:p>Easy to share</text:p>
                  </text:list-item>
                </text:list>
              </text:list-item>
            </text:list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3">
              <text:list-item>
                <text:p>Minimalism for Geeks</text:p>
                <text:list>
                  <text:list-item>
                    <text:p>Easy to define</text:p>
                  </text:list-item>
                  <text:list-item>
                    <text:p>Easy to explain</text:p>
                  </text:list-item>
                  <text:list-item>
                    <text:p>Easy to parse</text:p>
                  </text:list-item>
                  <text:list-item>
                    <text:p>Easy to ru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custom-shape draw:style-name="gr7" draw:text-style-name="P11" draw:layer="layout" svg:width="22.606cm" svg:height="2.244cm" svg:x="3.048cm" svg:y="16.256cm">
          <text:p text:style-name="P6">I’m stereotyping and making overly broad statements.</text:p>
          <text:p text:style-name="P6">Don’t @ me, bro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wine + Harlow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 believe Twine + Harlowe is the simplest free tool to write hypertext interactive fiction</text:p>
              </text:list-item>
              <text:list-item>
                <text:p/>
              </text:list-item>
              <text:list-item>
                <text:p>Harlowe is a templating language that converts Harlowe Script to HTML+JavaScript Bundles</text:p>
              </text:list-item>
              <text:list-item>
                <text:p>Like HTML+PHP</text:p>
                <text:list>
                  <text:list-item>
                    <text:p>content is interrupted by delimited code</text:p>
                  </text:list-item>
                  <text:list-item>
                    <text:p>each top-level page is an “experience”</text:p>
                  </text:list-item>
                  <text:list-item>
                    <text:p>each top-level page is a closure and a scop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mplest Harlowe</text:p>
          </draw:text-box>
        </draw:frame>
        <draw:frame presentation:style-name="pr5" draw:text-style-name="P1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A man is here. <text:s/>He is </text:span><text:span text:style-name="T8">buried in the sand. <text:s/></text:span><text:span text:style-name="T8">Only his head is </text:span><text:span text:style-name="T8">visible.</text:span></text:p>
              </text:list-item>
              <text:list-item>
                <text:p><text:span text:style-name="T8">[Continue on]</text:span></text:p>
              </text:list-item>
              <text:list-item>
                <text:p><text:span text:style-name="T8">[Kick the head]</text:span></text:p>
              </text:list-item>
            </text:list>
          </draw:text-box>
        </draw:frame>
        <draw:line draw:style-name="gr8" draw:text-style-name="P13" draw:layer="layout" svg:x1="20.574cm" svg:y1="10.16cm" svg:x2="19.558cm" svg:y2="6.35cm">
          <text:p/>
        </draw:line>
        <draw:custom-shape draw:style-name="gr9" draw:text-style-name="P14" draw:layer="layout" svg:width="5.334cm" svg:height="2.54cm" svg:x="18.796cm" svg:y="10.922cm">
          <text:p text:style-name="P6">Renders as text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5.334cm" svg:y1="12.954cm" svg:x2="3.302cm" svg:y2="10.16cm">
          <text:p/>
        </draw:line>
        <draw:custom-shape draw:style-name="gr10" draw:text-style-name="P14" draw:layer="layout" svg:width="8.382cm" svg:height="3.556cm" svg:x="2.032cm" svg:y="13.462cm">
          <text:p text:style-name="P6">Renders a hyperlink. On click, jumps to “Kick the Head” module.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rol structure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riables and scop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: Minimalism is Empower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ools like Twine+Harlowe (and to a lesser extent, RenPy) have low barrier to entry</text:p>
                <text:list>
                  <text:list-item>
                    <text:p>The syntax is expressive for the problem set</text:p>
                  </text:list-item>
                  <text:list-item>
                    <text:p>The development environment supports the syntax</text:p>
                  </text:list-item>
                  <text:list-item>
                    <text:p>Sharing or rehosting a completed work is simple</text:p>
                  </text:list-item>
                  <text:list-item>
                    <text:p>Online services exist to host and run completed works</text:p>
                  </text:list-item>
                </text:list>
              </text:list-item>
              <text:list-item>
                <text:p>When that barrier to entry is low enough, the created works can represent a broader range of voices</text:p>
                <text:list>
                  <text:list-item>
                    <text:p>In Twine’s simplest forms, any storyteller can approach 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Thus endeth the lesson</text:p>
          </draw:text-box>
        </draw:frame>
        <draw:frame presentation:style-name="pr5" draw:text-style-name="P4" draw:layer="layout" svg:width="25.5cm" svg:height="13cm" svg:x="1cm" svg:y="5.5cm" presentation:class="outline">
          <draw:text-box>
            <text:list text:style-name="L3">
              <text:list-item>
                <text:p><text:span text:style-name="T2">Luke 24:10-12</text:span></text:p>
              </text:list-item>
              <text:list-item>
                <text:p><text:span text:style-name="T2">It was Mary Magdalene and </text:span><text:span text:style-name="T2">Joanna, and Mary the mother of </text:span><text:span text:style-name="T2">James, and other women that were </text:span><text:span text:style-name="T2">with them, which told these things </text:span><text:span text:style-name="T2">unto the apostles. <text:s/>And their </text:span><text:span text:style-name="T2">words seemed to them as idle </text:span><text:span text:style-name="T2">tales, and they believed them no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2T21:04:45.618268065</meta:creation-date>
    <meta:editing-duration>PT2H44M46S</meta:editing-duration>
    <meta:editing-cycles>18</meta:editing-cycles>
    <meta:generator>LibreOffice/6.1.4.2$Linux_X86_64 LibreOffice_project/10$Build-2</meta:generator>
    <dc:title>Alizarin</dc:title>
    <dc:date>2019-01-29T17:39:31.616311868</dc:date>
    <meta:document-statistic meta:object-count="138"/>
  </office:meta>
</office:document-meta>
</file>